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2759A7D51ED6C17DEDC.png" manifest:media-type="image/png"/>
  <manifest:file-entry manifest:full-path="Pictures/100000000000005E00000014C98DDF080BF8DB71.png" manifest:media-type="image/png"/>
  <manifest:file-entry manifest:full-path="Pictures/100000000000034F00000134D091E3E49EA013FF.png" manifest:media-type="image/png"/>
  <manifest:file-entry manifest:full-path="Pictures/100000000000032C0000007C45CF221F311B354D.png" manifest:media-type="image/png"/>
  <manifest:file-entry manifest:full-path="Pictures/1000000000000257000001B9FEAC6E24AFA94302.png" manifest:media-type="image/png"/>
  <manifest:file-entry manifest:full-path="Pictures/100000000000007800000023653B7A7694265179.png" manifest:media-type="image/png"/>
  <manifest:file-entry manifest:full-path="Pictures/100000000000005D00000014DC03901636FDBE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35cm" svg:stroke-color="#5eb91e" draw:marker-start="Circle" draw:marker-start-width="0.173cm" draw:marker-end="Arrow_20_concave" draw:marker-end-width="0.123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5eb91e" draw:marker-start-width="0.252cm" draw:marker-end="Arrow_20_concave" draw:marker-end-width="0.123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5eb91e" draw:marker-start-width="0.252cm" draw:marker-end="" draw:marker-end-width="0.123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5eb91e" draw:marker-start="Arrow_20_concave" draw:marker-start-width="0.12cm" draw:marker-end="" draw:marker-end-width="0.123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color="#ffffff" draw:marker-end="" draw:fill="solid" draw:fill-color="#ffffff" draw:textarea-horizontal-align="justify" draw:textarea-vertical-align="middle" draw:auto-grow-height="false" fo:min-height="0.11cm" fo:min-width="0.26cm"/>
    </style:style>
    <style:style style:name="gr7" style:family="graphic" style:parent-style-name="standard">
      <style:graphic-properties draw:stroke="solid" svg:stroke-color="#ffffff" draw:marker-end="" draw:fill="solid" draw:fill-color="#ffffff" draw:textarea-horizontal-align="justify" draw:textarea-vertical-align="middle" draw:auto-grow-height="false" fo:min-height="0.08cm" fo:min-width="0cm"/>
    </style:style>
    <style:style style:name="gr8" style:family="graphic" style:parent-style-name="standard">
      <style:graphic-properties draw:stroke="dash" draw:stroke-dash="Dashed_20__28_var_29_" svg:stroke-width="0.028cm" svg:stroke-color="#5eb91e" draw:marker-start="Circle" draw:marker-start-width="0.1cm" draw:marker-end="Arrow_20_concave" draw:marker-end-width="0.1cm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Dashed_20__28_var_29_" svg:stroke-width="0.028cm" svg:stroke-color="#5eb91e" draw:marker-start="" draw:marker-start-width="0.1cm" draw:marker-end="Arrow_20_concave" draw:marker-end-width="0.1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ashed_20__28_var_29_" svg:stroke-width="0.028cm" svg:stroke-color="#5eb91e" draw:marker-start="" draw:marker-start-width="0.1cm" draw:marker-end="" draw:marker-end-width="0.1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18cm" svg:stroke-color="#5eb91e" draw:marker-start-width="0.227cm" draw:marker-end-width="0.227cm" draw:opacity="0%" draw:opacity-name="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5eb91e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5eb91e" draw:marker-start-width="0.227cm" draw:marker-end-width="0.227cm" draw:fill="none" draw:textarea-horizontal-align="justify" draw:textarea-vertical-align="middle" draw:auto-grow-height="false" fo:min-height="0.08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18cm" svg:stroke-color="#5eb91e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5" style:family="graphic" style:parent-style-name="standard">
      <style:graphic-properties draw:stroke="dash" draw:stroke-dash="Dashed_20__28_var_29_" svg:stroke-width="0.028cm" svg:stroke-color="#5eb91e" draw:marker-start="" draw:marker-start-width="0.1cm" draw:marker-end="Arrow_20_concave" draw:marker-end-width="0.1cm" draw:textarea-vertical-align="middle" fo:padding-top="0.139cm" fo:padding-bottom="0.139cm" fo:padding-left="0.264cm" fo:padding-right="0.264cm"/>
    </style:style>
    <style:style style:name="gr16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3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48cm"/>
    </style:style>
    <style:style style:name="gr20" style:family="graphic" style:parent-style-name="objectwithoutfill">
      <style:graphic-properties svg:stroke-width="0.014cm" draw:marker-start-width="0.221cm" draw:marker-end-width="0.221cm" draw:fill="none" draw:textarea-vertical-align="middle" fo:padding-top="0.132cm" fo:padding-bottom="0.132cm" fo:padding-left="0.257cm" fo:padding-right="0.257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16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12cm" fo:min-width="0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17cm" fo:min-width="0.07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702cm" fo:min-width="0.168cm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color="#000000" draw:marker-start="" draw:marker-start-width="0.3cm" draw:marker-end="Circle" draw:marker-end-width="0.2cm" draw:textarea-vertical-align="middle"/>
    </style:style>
    <style:style style:name="gr27" style:family="graphic" style:parent-style-name="standard">
      <style:graphic-properties draw:stroke="solid" svg:stroke-width="0.028cm" svg:stroke-color="#000000" draw:marker-start="Circle" draw:marker-start-width="0.2cm" draw:marker-end="Arrow_20_concave" draw:marker-end-width="0.1cm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solid" svg:stroke-width="0.028cm" svg:stroke-color="#000000" draw:marker-start="" draw:marker-start-width="0.242cm" draw:marker-end="Arrow_20_concave" draw:marker-end-width="0.1cm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.0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center"/>
      <style:text-properties fo:font-size="3pt" style:font-size-asian="3pt" style:font-size-complex="3pt"/>
    </style:style>
    <style:style style:name="P6" style:family="paragraph">
      <loext:graphic-properties draw:fill-color="#ffffff"/>
      <style:paragraph-properties fo:text-align="center"/>
      <style:text-properties fo:font-size="3pt" style:font-size-asian="3pt" style:font-size-complex="3pt"/>
    </style:style>
    <style:style style:name="P7" style:family="paragraph">
      <style:paragraph-properties fo:text-align="center"/>
      <style:text-properties fo:font-size="5pt" style:font-size-asian="5pt" style:font-size-complex="5pt"/>
    </style:style>
    <style:style style:name="P8" style:family="paragraph">
      <loext:graphic-properties draw:fill-color="#ffffff"/>
      <style:paragraph-properties fo:text-align="center"/>
      <style:text-properties fo:font-size="5pt" style:font-size-asian="5pt" style:font-size-complex="5pt"/>
    </style:style>
    <style:style style:name="P9" style:family="paragraph">
      <style:paragraph-properties fo:text-align="center"/>
      <style:text-properties fo:font-size="5pt" style:text-underline-style="solid" style:text-underline-width="auto" style:text-underline-color="font-color" style:font-size-asian="5pt" style:font-size-complex="5pt"/>
    </style:style>
    <style:style style:name="P10" style:family="paragraph">
      <loext:graphic-properties draw:fill-color="#ffffff"/>
      <style:paragraph-properties fo:text-align="center"/>
      <style:text-properties fo:font-size="5pt" style:text-underline-style="solid" style:text-underline-width="auto" style:text-underline-color="font-color" style:font-size-asian="5pt" style:font-size-complex="5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  <style:text-properties fo:font-size="4pt" style:font-size-asian="4pt" style:font-size-complex="4pt"/>
    </style:style>
    <style:style style:name="P13" style:family="paragraph">
      <loext:graphic-properties draw:fill-color="#ffffff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3pt" style:font-size-asian="3pt" style:font-size-complex="3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6cm" svg:height="6.044cm" svg:x="0.1cm" svg:y="0.2cm">
          <draw:image xlink:href="Pictures/10000000000001F0000002759A7D51ED6C17DEDC.png" xlink:type="simple" xlink:show="embed" xlink:actuate="onLoad" loext:mime-type="image/png">
            <text:p/>
          </draw:image>
        </draw:frame>
        <draw:frame draw:style-name="gr1" draw:text-style-name="P1" draw:layer="layout" svg:width="4.766cm" svg:height="6.044cm" svg:x="0.1cm" svg:y="0.2cm">
          <draw:image xlink:href="Pictures/10000000000001F0000002759A7D51ED6C17DEDC.png" xlink:type="simple" xlink:show="embed" xlink:actuate="onLoad" loext:mime-type="image/png">
            <text:p/>
          </draw:image>
        </draw:frame>
        <draw:line draw:style-name="gr2" draw:text-style-name="P1" draw:layer="layout" svg:x1="0.86cm" svg:y1="5.6cm" svg:x2="1.5cm" svg:y2="5.6cm">
          <text:p/>
        </draw:line>
        <draw:line draw:style-name="gr3" draw:text-style-name="P2" draw:layer="layout" svg:x1="1.62cm" svg:y1="5.27cm" svg:x2="1.62cm" svg:y2="4.87cm">
          <text:p/>
        </draw:line>
        <draw:line draw:style-name="gr3" draw:text-style-name="P2" draw:layer="layout" svg:x1="1.61cm" svg:y1="4.43cm" svg:x2="1.61cm" svg:y2="4.03cm">
          <text:p/>
        </draw:line>
        <draw:line draw:style-name="gr3" draw:text-style-name="P2" draw:layer="layout" svg:x1="1.61cm" svg:y1="3.58cm" svg:x2="2.44cm" svg:y2="3.2cm">
          <text:p/>
        </draw:line>
        <draw:line draw:style-name="gr4" draw:text-style-name="P2" draw:layer="layout" svg:x1="0.96cm" svg:y1="5.61cm" svg:x2="0.97cm" svg:y2="3.11cm">
          <text:p/>
        </draw:line>
        <draw:line draw:style-name="gr5" draw:text-style-name="P2" draw:layer="layout" svg:x1="4.17cm" svg:y1="3.59cm" svg:x2="3.28cm" svg:y2="3.18cm">
          <text:p/>
        </draw:line>
      </draw:page>
      <draw:page draw:name="page2" draw:style-name="dp1" draw:master-page-name="Default">
        <draw:frame draw:style-name="gr1" draw:text-style-name="P1" draw:layer="layout" svg:width="4.766cm" svg:height="6.044cm" svg:x="0.1cm" svg:y="0.2cm">
          <draw:image xlink:href="Pictures/10000000000001F0000002759A7D51ED6C17DEDC.png" xlink:type="simple" xlink:show="embed" xlink:actuate="onLoad" loext:mime-type="image/png">
            <text:p/>
          </draw:image>
        </draw:frame>
        <draw:line draw:style-name="gr2" draw:text-style-name="P1" draw:layer="layout" svg:x1="0.86cm" svg:y1="5.6cm" svg:x2="1.5cm" svg:y2="5.6cm">
          <text:p/>
        </draw:line>
        <draw:line draw:style-name="gr3" draw:text-style-name="P2" draw:layer="layout" svg:x1="1.62cm" svg:y1="5.27cm" svg:x2="1.62cm" svg:y2="4.87cm">
          <text:p/>
        </draw:line>
        <draw:line draw:style-name="gr3" draw:text-style-name="P2" draw:layer="layout" svg:x1="1.61cm" svg:y1="4.43cm" svg:x2="1.61cm" svg:y2="4.03cm">
          <text:p/>
        </draw:line>
        <draw:line draw:style-name="gr3" draw:text-style-name="P2" draw:layer="layout" svg:x1="1.61cm" svg:y1="3.58cm" svg:x2="2.44cm" svg:y2="3.2cm">
          <text:p/>
        </draw:line>
        <draw:line draw:style-name="gr4" draw:text-style-name="P2" draw:layer="layout" svg:x1="0.96cm" svg:y1="5.61cm" svg:x2="0.97cm" svg:y2="3.11cm">
          <text:p/>
        </draw:line>
        <draw:line draw:style-name="gr2" draw:text-style-name="P1" draw:layer="layout" svg:x1="0.59cm" svg:y1="5.92cm" svg:x2="3.38cm" svg:y2="5.71cm">
          <text:p/>
        </draw:line>
        <draw:line draw:style-name="gr4" draw:text-style-name="P2" draw:layer="layout" svg:x1="0.69cm" svg:y1="5.93cm" svg:x2="0.7cm" svg:y2="3.11cm">
          <text:p/>
        </draw:line>
        <draw:line draw:style-name="gr3" draw:text-style-name="P2" draw:layer="layout" svg:x1="4.28cm" svg:y1="5.27cm" svg:x2="4.27cm" svg:y2="4.06cm">
          <text:p/>
        </draw:line>
        <draw:line draw:style-name="gr3" draw:text-style-name="P2" draw:layer="layout" svg:x1="4.17cm" svg:y1="3.59cm" svg:x2="3.28cm" svg:y2="3.18cm">
          <text:p/>
        </draw:line>
        <draw:line draw:style-name="gr3" draw:text-style-name="P2" draw:layer="layout" svg:x1="3.22cm" svg:y1="2.74cm" svg:x2="3.22cm" svg:y2="2.34cm">
          <text:p/>
        </draw:line>
        <draw:line draw:style-name="gr3" draw:text-style-name="P2" draw:layer="layout" svg:x1="3.21cm" svg:y1="1.92cm" svg:x2="3.21cm" svg:y2="1.52cm">
          <text:p/>
        </draw:line>
      </draw:page>
      <draw:page draw:name="page3" draw:style-name="dp1" draw:master-page-name="Default">
        <draw:frame draw:style-name="gr1" draw:text-style-name="P1" draw:layer="layout" svg:width="4.999cm" svg:height="1.817cm" svg:x="0.06cm" svg:y="2.29cm">
          <draw:image xlink:href="Pictures/100000000000034F00000134D091E3E49EA013FF.png" xlink:type="simple" xlink:show="embed" xlink:actuate="onLoad" loext:mime-type="image/png">
            <text:p/>
          </draw:image>
        </draw:frame>
        <draw:custom-shape draw:style-name="gr6" draw:text-style-name="P3" draw:layer="layout" svg:width="0.76cm" svg:height="0.36cm" svg:x="3.08cm" svg:y="4.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32cm" svg:height="0.33cm" svg:x="3.5cm" svg:y="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1cm" svg:height="0.33cm" svg:x="3.4cm" svg:y="3.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228cm" svg:y1="3.12cm" svg:x2="4.218cm" svg:y2="3.53cm">
          <text:p/>
        </draw:line>
        <draw:line draw:style-name="gr8" draw:text-style-name="P1" draw:layer="layout" svg:x1="4.229cm" svg:y1="3.213cm" svg:x2="4.228cm" svg:y2="2.73cm">
          <text:p/>
        </draw:line>
        <draw:line draw:style-name="gr9" draw:text-style-name="P1" draw:layer="layout" svg:x1="3.9cm" svg:y1="2.67cm" svg:x2="3.49cm" svg:y2="2.66cm">
          <text:p/>
        </draw:line>
        <draw:line draw:style-name="gr10" draw:text-style-name="P1" draw:layer="layout" svg:x1="4.698cm" svg:y1="3.17cm" svg:x2="4.238cm" svg:y2="3.17cm">
          <text:p/>
        </draw:line>
        <draw:line draw:style-name="gr10" draw:text-style-name="P1" draw:layer="layout" svg:x1="4.688cm" svg:y1="3.17cm" svg:x2="4.688cm" svg:y2="2.83cm">
          <text:p/>
        </draw:line>
      </draw:page>
      <draw:page draw:name="page4" draw:style-name="dp1" draw:master-page-name="Default">
        <draw:frame draw:style-name="gr1" draw:text-style-name="P1" draw:layer="layout" svg:width="4.999cm" svg:height="0.762cm" svg:x="-0.003cm" svg:y="3.587cm">
          <draw:image xlink:href="Pictures/100000000000032C0000007C45CF221F311B354D.png" xlink:type="simple" xlink:show="embed" xlink:actuate="onLoad" loext:mime-type="image/png">
            <text:p/>
          </draw:image>
        </draw:frame>
        <draw:line draw:style-name="gr8" draw:text-style-name="P1" draw:layer="layout" svg:x1="3.6cm" svg:y1="3.99cm" svg:x2="4.03cm" svg:y2="3.99cm">
          <text:p/>
        </draw:line>
        <draw:custom-shape draw:style-name="gr11" draw:text-style-name="P4" draw:layer="layout" svg:width="0.46cm" svg:height="0.19cm" svg:x="3.31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0.17cm" svg:height="0.13cm" svg:x="4.02cm" svg:y="3.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0.24cm" svg:height="0.37cm" draw:transform="skewX (-0.0322885911618951) translate (3.979cm 3.8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3.4cm" svg:y1="4.12cm" svg:x2="4.01cm" svg:y2="4.12cm">
          <text:p/>
        </draw:line>
        <draw:line draw:style-name="gr10" draw:text-style-name="P1" draw:layer="layout" svg:x1="3.65cm" svg:y1="4.04cm" svg:x2="3.65cm" svg:y2="3.85cm">
          <text:p/>
        </draw:line>
        <draw:line draw:style-name="gr10" draw:text-style-name="P1" draw:layer="layout" svg:x1="3.45cm" svg:y1="4.12cm" svg:x2="3.45cm" svg:y2="3.88cm">
          <text:p/>
        </draw:line>
        <draw:custom-shape draw:style-name="gr14" draw:text-style-name="P6" draw:layer="layout" svg:width="0.34cm" svg:height="0.2cm" svg:x="4.55cm" svg:y="4.49cm">
          <text:p text:style-name="P5"><text:span text:style-name="T1">&l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0.34cm" svg:height="0.2cm" svg:x="3.38cm" svg:y="4.5cm">
          <text:p text:style-name="P5"><text:span text:style-name="T1">&lt;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0.4cm" svg:height="0.2cm" svg:x="3.92cm" svg:y="4.49cm">
          <text:p text:style-name="P5"><text:span text:style-name="T1">impl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5" draw:layer="layout" svg:x1="3.72cm" svg:y1="4.6cm" svg:x2="3.92cm" svg:y2="4.6cm">
          <text:p text:style-name="P5"><text:span text:style-name="T1">self</text:span></text:p>
          <text:p text:style-name="P5"><text:span text:style-name="T1"/></text:p>
          <text:p text:style-name="P5"><text:span text:style-name="T1"/></text:p>
        </draw:line>
        <draw:line draw:style-name="gr9" draw:text-style-name="P1" draw:layer="layout" svg:x1="4.56cm" svg:y1="4.59cm" svg:x2="4.32cm" svg:y2="4.59cm">
          <text:p/>
        </draw:line>
        <draw:line draw:style-name="gr9" draw:text-style-name="P1" draw:layer="layout" svg:x1="4.11cm" svg:y1="4.05cm" svg:x2="4.57cm" svg:y2="4.49cm">
          <text:p/>
        </draw:line>
        <draw:line draw:style-name="gr9" draw:text-style-name="P1" draw:layer="layout" svg:x1="4.22cm" svg:y1="3.96cm" svg:x2="4.74cm" svg:y2="4.48cm">
          <text:p/>
        </draw:line>
        <draw:line draw:style-name="gr9" draw:text-style-name="P1" draw:layer="layout" svg:x1="3.45cm" svg:y1="4.12cm" svg:x2="3.45cm" svg:y2="4.5cm">
          <text:p/>
        </draw:line>
        <draw:line draw:style-name="gr9" draw:text-style-name="P1" draw:layer="layout" svg:x1="3.65cm" svg:y1="4cm" svg:x2="3.65cm" svg:y2="4.51cm">
          <text:p/>
        </draw:line>
        <draw:line draw:style-name="gr8" draw:text-style-name="P1" draw:layer="layout" svg:x1="2.11cm" svg:y1="4.14cm" svg:x2="3.31cm" svg:y2="3.79cm">
          <text:p/>
        </draw:line>
        <draw:line draw:style-name="gr10" draw:text-style-name="P1" draw:layer="layout" svg:x1="2.16cm" svg:y1="4.12cm" svg:x2="1.36cm" svg:y2="4.12cm">
          <text:p/>
        </draw:line>
      </draw:page>
      <draw:page draw:name="page5" draw:style-name="dp1" draw:master-page-name="Default">
        <draw:frame draw:style-name="gr1" draw:text-style-name="P1" draw:layer="layout" svg:width="4.999cm" svg:height="3.679cm" svg:x="-0.01cm" svg:y="2.658cm">
          <draw:image xlink:href="Pictures/1000000000000257000001B9FEAC6E24AFA94302.png" xlink:type="simple" xlink:show="embed" xlink:actuate="onLoad" loext:mime-type="image/png">
            <text:p/>
          </draw:image>
        </draw:frame>
        <draw:frame draw:style-name="gr16" draw:text-style-name="P3" draw:layer="layout" svg:width="0.79cm" svg:height="0.169cm" svg:x="0.636cm" svg:y="5.097cm">
          <draw:image xlink:href="Pictures/100000000000005D00000014DC03901636FDBE4F.png" xlink:type="simple" xlink:show="embed" xlink:actuate="onLoad" loext:mime-type="image/png">
            <text:p/>
          </draw:image>
        </draw:frame>
        <draw:frame draw:style-name="gr1" draw:text-style-name="P1" draw:layer="layout" svg:width="0.8cm" svg:height="0.17cm" svg:x="2.91cm" svg:y="5.17cm">
          <draw:image xlink:href="Pictures/100000000000005E00000014C98DDF080BF8DB71.png" xlink:type="simple" xlink:show="embed" xlink:actuate="onLoad" loext:mime-type="image/png">
            <text:p/>
          </draw:image>
        </draw:frame>
        <draw:custom-shape draw:style-name="gr17" draw:text-style-name="P8" draw:layer="layout" svg:width="0.82cm" svg:height="0.2cm" svg:x="0.63cm" svg:y="5.3cm">
          <text:p text:style-name="P7"><text:span text:style-name="T2">id = id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82cm" svg:height="0.2cm" svg:x="2.89cm" svg:y="5.36cm">
          <text:p text:style-name="P7"><text:span text:style-name="T2">id = id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2cm" svg:height="0.2cm" svg:x="0.27cm" svg:y="5.9cm">
          <text:p text:style-name="P7"><text:span text:style-name="T2">id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2cm" svg:height="0.2cm" svg:x="0.63cm" svg:y="5.9cm">
          <text:p text:style-name="P7"><text:span text:style-name="T2">id2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98cm" svg:height="0.2cm" svg:x="0.74cm" svg:y="2.78cm">
          <text:p text:style-name="P7"><text:span text:style-name="T2">Hospital inv: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3cm" svg:height="0.29cm" svg:x="2.84cm" svg:y="3.17cm">
          <draw:image xlink:href="Pictures/100000000000007800000023653B7A7694265179.png" xlink:type="simple" xlink:show="embed" xlink:actuate="onLoad" loext:mime-type="image/png">
            <text:p/>
          </draw:image>
        </draw:frame>
        <draw:custom-shape draw:style-name="gr19" draw:text-style-name="P10" draw:layer="layout" svg:width="0.98cm" svg:height="0.2cm" svg:x="2.87cm" svg:y="3.22cm">
          <text:p text:style-name="P9"><text:span text:style-name="T3">self:Hospital</text:span>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1.84cm" svg:y1="3.32cm" svg:x2="2.84cm" svg:y2="3.32cm">
          <text:p/>
        </draw:line>
        <draw:custom-shape draw:style-name="gr21" draw:text-style-name="P8" draw:layer="layout" svg:width="0.66cm" svg:height="0.2cm" svg:x="1.84cm" svg:y="3.11cm">
          <text:p text:style-name="P7"><text:span text:style-name="T2">patien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7cm" svg:height="0.37cm" svg:x="0.71cm" svg:y="4.6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0.57cm" svg:height="0.42cm" svg:x="3.2cm" svg:y="4.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0.47cm" svg:height="0.37cm" svg:x="0.71cm" svg:y="4.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47cm" svg:height="0.18cm" svg:x="0.86cm" svg:y="4.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47cm" svg:height="0.18cm" svg:x="3.14cm" svg:y="4.48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5" draw:text-style-name="P12" draw:layer="layout" svg:width="0.97cm" svg:height="1.37cm" svg:x="0.51cm" svg:y="3.8cm">
          <text:p text:style-name="P1"><text:span text:style-name="T4">Hospital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97cm" svg:height="1.37cm" svg:x="2.13cm" svg:y="3.82cm">
          <text:p text:style-name="P1"><text:span text:style-name="T4">Patient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0.97cm" svg:height="1.37cm" svg:x="3.68cm" svg:y="3.83cm">
          <text:p text:style-name="P1"><text:span text:style-name="T4">Integer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3.97cm" svg:y1="4.39cm" svg:x2="3.97cm" svg:y2="4.56cm">
          <text:p/>
        </draw:line>
        <draw:line draw:style-name="gr26" draw:text-style-name="P1" draw:layer="layout" svg:x1="3.97cm" svg:y1="4.8cm" svg:x2="3.97cm" svg:y2="4.97cm">
          <text:p/>
        </draw:line>
        <draw:line draw:style-name="gr27" draw:text-style-name="P1" draw:layer="layout" svg:x1="2.52cm" svg:y1="4.47cm" svg:x2="3.88cm" svg:y2="4.47cm">
          <text:p/>
        </draw:line>
        <draw:line draw:style-name="gr27" draw:text-style-name="P1" draw:layer="layout" svg:x1="2.53cm" svg:y1="4.89cm" svg:x2="3.89cm" svg:y2="4.89cm">
          <text:p/>
        </draw:line>
        <draw:line draw:style-name="gr27" draw:text-style-name="P1" draw:layer="layout" svg:x1="1.13cm" svg:y1="4.67cm" svg:x2="2.54cm" svg:y2="4.48cm">
          <text:p/>
        </draw:line>
        <draw:line draw:style-name="gr28" draw:text-style-name="P1" draw:layer="layout" svg:x1="1.22cm" svg:y1="4.66cm" svg:x2="2.54cm" svg:y2="4.89cm">
          <text:p/>
        </draw:line>
        <draw:custom-shape draw:style-name="gr29" draw:text-style-name="P13" draw:layer="layout" svg:width="0.56cm" svg:height="0.23cm" svg:x="1.54cm" svg:y="4.3cm">
          <text:p text:style-name="P1"><text:span text:style-name="T4">patien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0.56cm" svg:height="0.23cm" svg:x="1.532cm" svg:y="4.823cm">
          <text:p text:style-name="P1"><text:span text:style-name="T4">patie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24cm" svg:height="0.23cm" svg:x="3.44cm" svg:y="4.22cm">
          <text:p text:style-name="P1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0.24cm" svg:height="0.23cm" svg:x="3.43cm" svg:y="4.64cm">
          <text:p text:style-name="P1"><text:span text:style-name="T4">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ward Willink</meta:initial-creator>
    <meta:creation-date>2016-07-24T16:21:25.38</meta:creation-date>
    <dc:date>2019-07-21T20:16:15.147000000</dc:date>
    <meta:editing-duration>P2DT10H21M57S</meta:editing-duration>
    <meta:editing-cycles>12</meta:editing-cycles>
    <meta:generator>LibreOffice/6.2.5.2$Windows_X86_64 LibreOffice_project/1ec314fa52f458adc18c4f025c545a4e8b22c159</meta:generator>
    <meta:document-statistic meta:object-count="78"/>
  </office:meta>
</office:document-meta>
</file>